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152F0000061B4482193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127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5.422cm" svg:height="1.562cm" svg:x="0.293cm" svg:y="1.74cm">
          <draw:image xlink:href="Pictures/200000010000152F0000061B44821936.svm" xlink:type="simple" xlink:show="embed" xlink:actuate="onLoad">
            <text:p/>
          </draw:image>
          <draw:glue-point draw:id="4" svg:x="5cm" svg:y="0.934cm"/>
          <draw:glue-point draw:id="5" svg:x="0.549cm" svg:y="5cm"/>
        </draw:frame>
        <draw:frame draw:style-name="gr2" draw:text-style-name="P2" xml:id="id1" draw:id="id1" draw:layer="layout" svg:width="3.429cm" svg:height="0.911cm" svg:x="5.08cm" svg:y="0.486cm">
          <draw:text-box>
            <text:p text:style-name="P2"><text:span text:style-name="T1">تفصیلی رکنِ ضرب</text:span></text:p>
          </draw:text-box>
        </draw:frame>
        <draw:connector draw:style-name="gr3" draw:text-style-name="P1" draw:layer="layout" draw:type="curve" svg:x1="6.794cm" svg:y1="1.397cm" svg:x2="5.715cm" svg:y2="2.666cm" draw:start-shape="id1" draw:start-glue-point="2" draw:end-shape="id2" draw:end-glue-point="4" svg:d="m6794 1397c0 846-359 1269-1079 1269">
          <text:p/>
        </draw:connector>
        <draw:frame draw:style-name="gr2" draw:text-style-name="P2" draw:layer="layout" svg:width="3.429cm" svg:height="0.911cm" svg:x="4.953cm" svg:y="3.661cm">
          <draw:text-box>
            <text:p text:style-name="P2"><text:span text:style-name="T1">سادہ رکنِ ضرب</text:span></text:p>
          </draw:text-box>
        </draw:frame>
        <draw:connector draw:style-name="gr3" draw:text-style-name="P1" draw:layer="layout" draw:type="curve" svg:x1="5.124cm" svg:y1="3.988cm" svg:x2="3.301cm" svg:y2="3.302cm" draw:end-shape="id2" draw:end-glue-point="5" svg:d="m5124 3988c0-139-1823 203-1823-6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3T09:36:39</dc:date>
    <dc:creator>kkk </dc:creator>
    <meta:generator>LibreOffice/3.3$Linux LibreOffice_project/330m19$Build-401</meta:generator>
    <meta:editing-duration>PT4H32M44S</meta:editing-duration>
    <meta:editing-cycles>19</meta:editing-cycles>
    <meta:document-statistic meta:object-count="5"/>
  </office:meta>
</office:document-meta>
</file>